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5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icles=2001to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1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 table:number-columns-spanned="3" table:number-rows-spanned="1">
            <text:p>One island decide</text:p>
          </table:table-cell>
          <table:covered-table-cell table:style-name="ce1"/>
          <table:covered-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18" calcext:value-type="float">
            <text:p>5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91" calcext:value-type="float">
            <text:p>5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41" calcext:value-type="float">
            <text:p>4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93" calcext:value-type="float">
            <text:p>46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83" calcext:value-type="float">
            <text:p>43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76" calcext:value-type="float">
            <text:p>43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4" calcext:value-type="float">
            <text:p>4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2" calcext:value-type="float">
            <text:p>351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50" calcext:value-type="float">
            <text:p>2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9" calcext:value-type="float">
            <text:p>2129</text:p>
          </table:table-cell>
          <table:table-cell office:value-type="percentage" office:value="0.9333" calcext:value-type="percentage">
            <text:p>93,33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3" calcext:value-type="float">
            <text:p>18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8" calcext:value-type="float">
            <text:p>18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88" calcext:value-type="float">
            <text:p>395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684" calcext:value-type="float">
            <text:p>376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798" calcext:value-type="float">
            <text:p>267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3" calcext:value-type="float">
            <text:p>18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2" calcext:value-type="float">
            <text:p>1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8" calcext:value-type="float">
            <text:p>22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6" calcext:value-type="float">
            <text:p>22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2" calcext:value-type="float">
            <text:p>21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13" calcext:value-type="float">
            <text:p>46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34" calcext:value-type="float">
            <text:p>44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87" calcext:value-type="float">
            <text:p>70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59" calcext:value-type="float">
            <text:p>67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76" calcext:value-type="float">
            <text:p>50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67" calcext:value-type="float">
            <text:p>12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08" calcext:value-type="float">
            <text:p>11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98" calcext:value-type="float">
            <text:p>71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07" calcext:value-type="float">
            <text:p>12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63" calcext:value-type="float">
            <text:p>11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8" calcext:value-type="float">
            <text:p>83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43" calcext:value-type="float">
            <text:p>3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60" calcext:value-type="float">
            <text:p>29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2" calcext:value-type="float">
            <text:p>269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75" calcext:value-type="float">
            <text:p>5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5" calcext:value-type="float">
            <text:p>5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8" calcext:value-type="float">
            <text:p>41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5" calcext:value-type="float">
            <text:p>4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5" calcext:value-type="float">
            <text:p>41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6" calcext:value-type="float">
            <text:p>9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2" calcext:value-type="float">
            <text:p>9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10" calcext:value-type="float">
            <text:p>891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4" calcext:value-type="float">
            <text:p>187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74" calcext:value-type="float">
            <text:p>19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08" calcext:value-type="float">
            <text:p>166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2" calcext:value-type="float">
            <text:p>911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138" calcext:value-type="float">
            <text:p>813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365" calcext:value-type="float">
            <text:p>2365</text:p>
          </table:table-cell>
          <table:table-cell office:value-type="percentage" office:value="0.7" calcext:value-type="percentage">
            <text:p>7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01" calcext:value-type="float">
            <text:p>89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0" calcext:value-type="float">
            <text:p>83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98" calcext:value-type="float">
            <text:p>4098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8" calcext:value-type="float">
            <text:p>8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5" calcext:value-type="float">
            <text:p>8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5" calcext:value-type="float">
            <text:p>553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7" calcext:value-type="float">
            <text:p>5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0" calcext:value-type="float">
            <text:p>5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4" calcext:value-type="float">
            <text:p>388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27" calcext:value-type="float">
            <text:p>7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65" calcext:value-type="float">
            <text:p>5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36" calcext:value-type="float">
            <text:p>3436</text:p>
          </table:table-cell>
          <table:table-cell office:value-type="percentage" office:value="0.8667" calcext:value-type="percentage">
            <text:p>86,67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1" calcext:value-type="float">
            <text:p>72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58" calcext:value-type="float">
            <text:p>70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61" calcext:value-type="float">
            <text:p>646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49" calcext:value-type="float">
            <text:p>8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72" calcext:value-type="float">
            <text:p>84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56" calcext:value-type="float">
            <text:p>725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09" calcext:value-type="float">
            <text:p>9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08" calcext:value-type="float">
            <text:p>9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62" calcext:value-type="float">
            <text:p>816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7" calcext:value-type="float">
            <text:p>130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33" calcext:value-type="float">
            <text:p>124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29" calcext:value-type="float">
            <text:p>862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9" calcext:value-type="float">
            <text:p>32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1" calcext:value-type="float">
            <text:p>31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36" calcext:value-type="float">
            <text:p>293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1" calcext:value-type="float">
            <text:p>32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7" calcext:value-type="float">
            <text:p>31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2" calcext:value-type="float">
            <text:p>289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233440" calcext:value-type="float">
            <text:p>233440</text:p>
          </table:table-cell>
          <table:table-cell table:style-name="ce20" table:formula="of:=AVERAGE([.E3:.E35])" office:value-type="percentage" office:value="0.997981818181818" calcext:value-type="percentage">
            <text:p>99,80%</text:p>
          </table:table-cell>
          <table:table-cell table:style-name="ce21" table:formula="of:=SUM([.F3:.F35])" office:value-type="float" office:value="223751" calcext:value-type="float">
            <text:p>223751</text:p>
          </table:table-cell>
          <table:table-cell table:style-name="ce20" table:formula="of:=AVERAGE([.G3:.G35])" office:value-type="percentage" office:value="0.995960606060606" calcext:value-type="percentage">
            <text:p>99,60%</text:p>
          </table:table-cell>
          <table:table-cell table:style-name="ce21" table:formula="of:=SUM([.H3:.H35])" office:value-type="float" office:value="172408" calcext:value-type="float">
            <text:p>172408</text:p>
          </table:table-cell>
          <table:table-cell table:style-name="ce20" table:formula="of:=AVERAGE([.I3:.I35])" office:value-type="percentage" office:value="0.978787878787879" calcext:value-type="percentage">
            <text:p>97,88%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3" table:number-rows-spanned="1">
            <text:p>two islands decide</text:p>
          </table:table-cell>
          <table:covered-table-cell table:style-name="ce1"/>
          <table:covered-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7" calcext:value-type="float">
            <text:p>55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7" calcext:value-type="float">
            <text:p>488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8" calcext:value-type="float">
            <text:p>50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8" calcext:value-type="float">
            <text:p>48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77" calcext:value-type="float">
            <text:p>457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67" calcext:value-type="float">
            <text:p>4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35" calcext:value-type="float">
            <text:p>45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5" calcext:value-type="float">
            <text:p>38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5" calcext:value-type="float">
            <text:p>18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2" calcext:value-type="float">
            <text:p>2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0" calcext:value-type="float">
            <text:p>23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3" calcext:value-type="float">
            <text:p>2243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1" calcext:value-type="float">
            <text:p>179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731" calcext:value-type="float">
            <text:p>41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30" calcext:value-type="float">
            <text:p>4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44" calcext:value-type="float">
            <text:p>2994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0" calcext:value-type="float">
            <text:p>183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7" calcext:value-type="float">
            <text:p>18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3" calcext:value-type="float">
            <text:p>23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9" calcext:value-type="float">
            <text:p>2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5" calcext:value-type="float">
            <text:p>21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11" calcext:value-type="float">
            <text:p>48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12" calcext:value-type="float">
            <text:p>4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08" calcext:value-type="float">
            <text:p>42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68" calcext:value-type="float">
            <text:p>7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60" calcext:value-type="float">
            <text:p>72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98" calcext:value-type="float">
            <text:p>55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46" calcext:value-type="float">
            <text:p>151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93" calcext:value-type="float">
            <text:p>13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20" calcext:value-type="float">
            <text:p>862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2" calcext:value-type="float">
            <text:p>136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78" calcext:value-type="float">
            <text:p>121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42" calcext:value-type="float">
            <text:p>92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8" calcext:value-type="float">
            <text:p>31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3" calcext:value-type="float">
            <text:p>28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72" calcext:value-type="float">
            <text:p>6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9" calcext:value-type="float">
            <text:p>5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77" calcext:value-type="float">
            <text:p>4877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37" calcext:value-type="float">
            <text:p>4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86" calcext:value-type="float">
            <text:p>4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07" calcext:value-type="float">
            <text:p>37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1" calcext:value-type="float">
            <text:p>104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39" calcext:value-type="float">
            <text:p>10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3" calcext:value-type="float">
            <text:p>947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36" calcext:value-type="float">
            <text:p>19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60" calcext:value-type="float">
            <text:p>20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54" calcext:value-type="float">
            <text:p>2065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47" calcext:value-type="float">
            <text:p>102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54" calcext:value-type="float">
            <text:p>97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5" calcext:value-type="float">
            <text:p>5065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83" calcext:value-type="float">
            <text:p>91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57" calcext:value-type="float">
            <text:p>88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96" calcext:value-type="float">
            <text:p>699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2" calcext:value-type="float">
            <text:p>9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05" calcext:value-type="float">
            <text:p>8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3" calcext:value-type="float">
            <text:p>72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3" calcext:value-type="float">
            <text:p>54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01" calcext:value-type="float">
            <text:p>53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34" calcext:value-type="float">
            <text:p>44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32" calcext:value-type="float">
            <text:p>81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8" calcext:value-type="float">
            <text:p>7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23" calcext:value-type="float">
            <text:p>452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7" calcext:value-type="float">
            <text:p>7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04" calcext:value-type="float">
            <text:p>7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34" calcext:value-type="float">
            <text:p>68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16" calcext:value-type="float">
            <text:p>89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15" calcext:value-type="float">
            <text:p>87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0" calcext:value-type="float">
            <text:p>805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40" calcext:value-type="float">
            <text:p>102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91" calcext:value-type="float">
            <text:p>10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75" calcext:value-type="float">
            <text:p>91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83" calcext:value-type="float">
            <text:p>139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1" calcext:value-type="float">
            <text:p>133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0" calcext:value-type="float">
            <text:p>976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9" calcext:value-type="float">
            <text:p>33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9" calcext:value-type="float">
            <text:p>33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4" calcext:value-type="float">
            <text:p>299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2" calcext:value-type="float">
            <text:p>33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63" calcext:value-type="float">
            <text:p>3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1" calcext:value-type="float">
            <text:p>30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249454" calcext:value-type="float">
            <text:p>249454</text:p>
          </table:table-cell>
          <table:table-cell table:style-name="ce20" table:formula="of:=AVERAGE([.E40:.E72])" office:value-type="percentage" office:value="1" calcext:value-type="percentage">
            <text:p>100,00%</text:p>
          </table:table-cell>
          <table:table-cell table:style-name="ce21" table:formula="of:=SUM([.F40:.F72])" office:value-type="float" office:value="242715" calcext:value-type="float">
            <text:p>242715</text:p>
          </table:table-cell>
          <table:table-cell table:style-name="ce20" table:formula="of:=AVERAGE([.G40:.G72])" office:value-type="percentage" office:value="1" calcext:value-type="percentage">
            <text:p>100,00%</text:p>
          </table:table-cell>
          <table:table-cell table:style-name="ce21" table:formula="of:=SUM([.H40:.H72])" office:value-type="float" office:value="197913" calcext:value-type="float">
            <text:p>197913</text:p>
          </table:table-cell>
          <table:table-cell table:style-name="ce20" table:formula="of:=AVERAGE([.I40:.I72])" office:value-type="percentage" office:value="0.991921212121212" calcext:value-type="percentage">
            <text:p>99,19%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3" table:number-rows-spanned="1">
            <text:p>all terminate</text:p>
          </table:table-cell>
          <table:covered-table-cell table:style-name="ce1"/>
          <table:covered-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69" calcext:value-type="float">
            <text:p>58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89" calcext:value-type="float">
            <text:p>59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0" calcext:value-type="float">
            <text:p>642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5" calcext:value-type="float">
            <text:p>5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6" calcext:value-type="float">
            <text:p>5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5" calcext:value-type="float">
            <text:p>584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06" calcext:value-type="float">
            <text:p>53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7" calcext:value-type="float">
            <text:p>54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76" calcext:value-type="float">
            <text:p>57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9" calcext:value-type="float">
            <text:p>1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1" calcext:value-type="float">
            <text:p>18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9" calcext:value-type="float">
            <text:p>2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0" calcext:value-type="float">
            <text:p>273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62" calcext:value-type="float">
            <text:p>442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08" calcext:value-type="float">
            <text:p>488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731" calcext:value-type="float">
            <text:p>707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2" calcext:value-type="float">
            <text:p>1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7" calcext:value-type="float">
            <text:p>2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3" calcext:value-type="float">
            <text:p>2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88" calcext:value-type="float">
            <text:p>218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7" calcext:value-type="float">
            <text:p>2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8" calcext:value-type="float">
            <text:p>265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56" calcext:value-type="float">
            <text:p>5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1" calcext:value-type="float">
            <text:p>54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6" calcext:value-type="float">
            <text:p>554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17" calcext:value-type="float">
            <text:p>90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07" calcext:value-type="float">
            <text:p>89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28" calcext:value-type="float">
            <text:p>85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59" calcext:value-type="float">
            <text:p>18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77" calcext:value-type="float">
            <text:p>174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60" calcext:value-type="float">
            <text:p>2146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44" calcext:value-type="float">
            <text:p>16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60" calcext:value-type="float">
            <text:p>15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42" calcext:value-type="float">
            <text:p>150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65" calcext:value-type="float">
            <text:p>34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8" calcext:value-type="float">
            <text:p>3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3" calcext:value-type="float">
            <text:p>372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45" calcext:value-type="float">
            <text:p>7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44" calcext:value-type="float">
            <text:p>72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5" calcext:value-type="float">
            <text:p>77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65" calcext:value-type="float">
            <text:p>52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27" calcext:value-type="float">
            <text:p>5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1" calcext:value-type="float">
            <text:p>517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78" calcext:value-type="float">
            <text:p>118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10" calcext:value-type="float">
            <text:p>116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50" calcext:value-type="float">
            <text:p>1525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56" calcext:value-type="float">
            <text:p>21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05" calcext:value-type="float">
            <text:p>23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863" calcext:value-type="float">
            <text:p>5786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05" calcext:value-type="float">
            <text:p>11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26" calcext:value-type="float">
            <text:p>113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485" calcext:value-type="float">
            <text:p>154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72" calcext:value-type="float">
            <text:p>10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14" calcext:value-type="float">
            <text:p>103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76" calcext:value-type="float">
            <text:p>131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8" calcext:value-type="float">
            <text:p>10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2" calcext:value-type="float">
            <text:p>10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71" calcext:value-type="float">
            <text:p>1257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63" calcext:value-type="float">
            <text:p>60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22" calcext:value-type="float">
            <text:p>6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87" calcext:value-type="float">
            <text:p>688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01" calcext:value-type="float">
            <text:p>92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85" calcext:value-type="float">
            <text:p>9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95" calcext:value-type="float">
            <text:p>116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51" calcext:value-type="float">
            <text:p>8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54" calcext:value-type="float">
            <text:p>84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37" calcext:value-type="float">
            <text:p>1053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65" calcext:value-type="float">
            <text:p>9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06" calcext:value-type="float">
            <text:p>100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76" calcext:value-type="float">
            <text:p>132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22" calcext:value-type="float">
            <text:p>115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56" calcext:value-type="float">
            <text:p>11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64" calcext:value-type="float">
            <text:p>1596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27" calcext:value-type="float">
            <text:p>149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90" calcext:value-type="float">
            <text:p>15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68" calcext:value-type="float">
            <text:p>22368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3" calcext:value-type="float">
            <text:p>37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3" calcext:value-type="float">
            <text:p>3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1" calcext:value-type="float">
            <text:p>389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19" calcext:value-type="float">
            <text:p>37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0" calcext:value-type="float">
            <text:p>37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22" calcext:value-type="float">
            <text:p>39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16"/>
          <table:table-cell table:style-name="ce16" table:formula="of:=SUM([.B77:.B109])" office:value-type="float" office:value="298267" calcext:value-type="float">
            <text:p>298267</text:p>
          </table:table-cell>
          <table:table-cell table:style-name="ce20" table:formula="of:=AVERAGE([.C77:.C109])" office:value-type="percentage" office:value="1" calcext:value-type="percentage">
            <text:p>100,00%</text:p>
          </table:table-cell>
          <table:table-cell table:style-name="ce21" table:formula="of:=SUM([.D77:.D109])" office:value-type="float" office:value="276787" calcext:value-type="float">
            <text:p>276787</text:p>
          </table:table-cell>
          <table:table-cell table:style-name="ce20" table:formula="of:=AVERAGE([.E77:.E109])" office:value-type="percentage" office:value="1" calcext:value-type="percentage">
            <text:p>100,00%</text:p>
          </table:table-cell>
          <table:table-cell table:style-name="ce21" table:formula="of:=SUM([.F77:.F109])" office:value-type="float" office:value="283464" calcext:value-type="float">
            <text:p>283464</text:p>
          </table:table-cell>
          <table:table-cell table:style-name="ce20" table:formula="of:=AVERAGE([.G77:.G109])" office:value-type="percentage" office:value="1" calcext:value-type="percentage">
            <text:p>100,00%</text:p>
          </table:table-cell>
          <table:table-cell table:style-name="ce21" table:formula="of:=SUM([.H77:.H109])" office:value-type="float" office:value="377439" calcext:value-type="float">
            <text:p>377439</text:p>
          </table:table-cell>
          <table:table-cell table:style-name="ce20" table:formula="of:=AVERAGE([.I77:.I109])" office:value-type="percentage" office:value="0.998990909090909" calcext:value-type="percentage">
            <text:p>99,90%</text:p>
          </table:table-cell>
          <table:table-cell table:style-name="ce16"/>
        </table:table-row>
      </table:table>
      <table:table table:name="Particles=2001toN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9"/>
        <table:table-row table:style-name="ro3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6" table:number-rows-spanned="1">
            <text:p>ONE ISLAND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 calls</text:p>
          </table:table-cell>
          <table:table-cell table:style-name="ce5" office:value-type="string" calcext:value-type="string">
            <text:p>t4 rate</text:p>
          </table:table-cell>
          <table:table-cell table:style-name="ce1" office:value-type="string" calcext:value-type="string">
            <text:p>t5 calls</text:p>
          </table:table-cell>
          <table:table-cell table:style-name="ce5" office:value-type="string" calcext:value-type="string">
            <text:p>t5 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819" calcext:value-type="float">
            <text:p>481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781" calcext:value-type="float">
            <text:p>478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74" calcext:value-type="float">
            <text:p>40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526" calcext:value-type="float">
            <text:p>452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97" calcext:value-type="float">
            <text:p>429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874" calcext:value-type="float">
            <text:p>38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21" calcext:value-type="float">
            <text:p>41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770" calcext:value-type="float">
            <text:p>377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52" calcext:value-type="float">
            <text:p>32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81" calcext:value-type="float">
            <text:p>188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52" calcext:value-type="float">
            <text:p>2252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2237" calcext:value-type="float">
            <text:p>223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159" calcext:value-type="float">
            <text:p>3215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526" calcext:value-type="float">
            <text:p>3152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386" calcext:value-type="float">
            <text:p>413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6" calcext:value-type="float">
            <text:p>183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47" calcext:value-type="float">
            <text:p>184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36" calcext:value-type="float">
            <text:p>223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13" calcext:value-type="float">
            <text:p>221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091" calcext:value-type="float">
            <text:p>20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94" calcext:value-type="float">
            <text:p>419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49" calcext:value-type="float">
            <text:p>404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461" calcext:value-type="float">
            <text:p>34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862" calcext:value-type="float">
            <text:p>586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344" calcext:value-type="float">
            <text:p>534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27" calcext:value-type="float">
            <text:p>422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0497" calcext:value-type="float">
            <text:p>1049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108" calcext:value-type="float">
            <text:p>91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926" calcext:value-type="float">
            <text:p>692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219" calcext:value-type="float">
            <text:p>821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78" calcext:value-type="float">
            <text:p>727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652" calcext:value-type="float">
            <text:p>56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06" calcext:value-type="float">
            <text:p>30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850" calcext:value-type="float">
            <text:p>285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573" calcext:value-type="float">
            <text:p>25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141" calcext:value-type="float">
            <text:p>5141</text:p>
          </table:table-cell>
          <table:table-cell table:style-name="ce19" office:value-type="percentage" office:value="0.8667" calcext:value-type="percentage">
            <text:p>86,67%</text:p>
          </table:table-cell>
          <table:table-cell office:value-type="float" office:value="4906" calcext:value-type="float">
            <text:p>4906</text:p>
          </table:table-cell>
          <table:table-cell table:style-name="ce19" office:value-type="percentage" office:value="0.8333" calcext:value-type="percentage">
            <text:p>83,33%</text:p>
          </table:table-cell>
          <table:table-cell office:value-type="float" office:value="4260" calcext:value-type="float">
            <text:p>4260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978" calcext:value-type="float">
            <text:p>397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714" calcext:value-type="float">
            <text:p>371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82" calcext:value-type="float">
            <text:p>308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757" calcext:value-type="float">
            <text:p>875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284" calcext:value-type="float">
            <text:p>92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839" calcext:value-type="float">
            <text:p>78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484" calcext:value-type="float">
            <text:p>174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017" calcext:value-type="float">
            <text:p>1701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3491" calcext:value-type="float">
            <text:p>234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618" calcext:value-type="float">
            <text:p>86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117" calcext:value-type="float">
            <text:p>811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068" calcext:value-type="float">
            <text:p>7068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924" calcext:value-type="float">
            <text:p>792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23" calcext:value-type="float">
            <text:p>772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80" calcext:value-type="float">
            <text:p>6580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682" calcext:value-type="float">
            <text:p>768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13" calcext:value-type="float">
            <text:p>721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082" calcext:value-type="float">
            <text:p>608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730" calcext:value-type="float">
            <text:p>473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482" calcext:value-type="float">
            <text:p>448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53" calcext:value-type="float">
            <text:p>40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099" calcext:value-type="float">
            <text:p>709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77" calcext:value-type="float">
            <text:p>657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088" calcext:value-type="float">
            <text:p>508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332" calcext:value-type="float">
            <text:p>633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143" calcext:value-type="float">
            <text:p>614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443" calcext:value-type="float">
            <text:p>54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455" calcext:value-type="float">
            <text:p>745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392" calcext:value-type="float">
            <text:p>739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58" calcext:value-type="float">
            <text:p>65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296" calcext:value-type="float">
            <text:p>829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368" calcext:value-type="float">
            <text:p>836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56" calcext:value-type="float">
            <text:p>775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1757" calcext:value-type="float">
            <text:p>1175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11273" calcext:value-type="float">
            <text:p>11273</text:p>
          </table:table-cell>
          <table:table-cell table:style-name="ce19" office:value-type="percentage" office:value="0.9333" calcext:value-type="percentage">
            <text:p>93,33%</text:p>
          </table:table-cell>
          <table:table-cell office:value-type="float" office:value="9439" calcext:value-type="float">
            <text:p>9439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56" calcext:value-type="float">
            <text:p>315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37" calcext:value-type="float">
            <text:p>303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667" calcext:value-type="float">
            <text:p>266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94" calcext:value-type="float">
            <text:p>319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076" calcext:value-type="float">
            <text:p>307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764" calcext:value-type="float">
            <text:p>27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206331" calcext:value-type="float">
            <text:p>206331</text:p>
          </table:table-cell>
          <table:table-cell table:style-name="ce20" table:formula="of:=AVERAGE([.E3:.E35])" office:value-type="percentage" office:value="0.993942424242424" calcext:value-type="percentage">
            <text:p>99,39%</text:p>
          </table:table-cell>
          <table:table-cell table:style-name="ce21" table:formula="of:=SUM([.F3:.F35])" office:value-type="float" office:value="198596" calcext:value-type="float">
            <text:p>198596</text:p>
          </table:table-cell>
          <table:table-cell table:style-name="ce20" table:formula="of:=AVERAGE([.G3:.G35])" office:value-type="percentage" office:value="0.991918181818182" calcext:value-type="percentage">
            <text:p>99,19%</text:p>
          </table:table-cell>
          <table:table-cell table:style-name="ce21" table:formula="of:=SUM([.H3:.H35])" office:value-type="float" office:value="194561" calcext:value-type="float">
            <text:p>194561</text:p>
          </table:table-cell>
          <table:table-cell table:style-name="ce20" table:formula="of:=AVERAGE([.I3:.I35])" office:value-type="percentage" office:value="0.977778787878788" calcext:value-type="percentage">
            <text:p>97,78%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6" table:number-rows-spanned="1">
            <text:p>TWO ISLANDS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064" calcext:value-type="float">
            <text:p>506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876" calcext:value-type="float">
            <text:p>487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59" calcext:value-type="float">
            <text:p>425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642" calcext:value-type="float">
            <text:p>46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510" calcext:value-type="float">
            <text:p>451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21" calcext:value-type="float">
            <text:p>40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306" calcext:value-type="float">
            <text:p>43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090" calcext:value-type="float">
            <text:p>409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378" calcext:value-type="float">
            <text:p>33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87" calcext:value-type="float">
            <text:p>188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74" calcext:value-type="float">
            <text:p>18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319" calcext:value-type="float">
            <text:p>231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89" calcext:value-type="float">
            <text:p>228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173" calcext:value-type="float">
            <text:p>21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3" calcext:value-type="float">
            <text:p>180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184" calcext:value-type="float">
            <text:p>321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3893" calcext:value-type="float">
            <text:p>3389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025" calcext:value-type="float">
            <text:p>420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908" calcext:value-type="float">
            <text:p>19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90" calcext:value-type="float">
            <text:p>189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812" calcext:value-type="float">
            <text:p>18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313" calcext:value-type="float">
            <text:p>231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272" calcext:value-type="float">
            <text:p>227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163" calcext:value-type="float">
            <text:p>216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443" calcext:value-type="float">
            <text:p>444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34" calcext:value-type="float">
            <text:p>423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620" calcext:value-type="float">
            <text:p>36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133" calcext:value-type="float">
            <text:p>613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718" calcext:value-type="float">
            <text:p>57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445" calcext:value-type="float">
            <text:p>444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0883" calcext:value-type="float">
            <text:p>1088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0132" calcext:value-type="float">
            <text:p>1013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475" calcext:value-type="float">
            <text:p>747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646" calcext:value-type="float">
            <text:p>864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63" calcext:value-type="float">
            <text:p>776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075" calcext:value-type="float">
            <text:p>607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04" calcext:value-type="float">
            <text:p>310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961" calcext:value-type="float">
            <text:p>296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664" calcext:value-type="float">
            <text:p>26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607" calcext:value-type="float">
            <text:p>560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5241" calcext:value-type="float">
            <text:p>5241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4327" calcext:value-type="float">
            <text:p>4327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100" calcext:value-type="float">
            <text:p>410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898" calcext:value-type="float">
            <text:p>389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13" calcext:value-type="float">
            <text:p>32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596" calcext:value-type="float">
            <text:p>959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293" calcext:value-type="float">
            <text:p>929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294" calcext:value-type="float">
            <text:p>829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6528" calcext:value-type="float">
            <text:p>165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7449" calcext:value-type="float">
            <text:p>17449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4470" calcext:value-type="float">
            <text:p>244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668" calcext:value-type="float">
            <text:p>8668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8387" calcext:value-type="float">
            <text:p>8387</text:p>
          </table:table-cell>
          <table:table-cell table:style-name="ce19" office:value-type="percentage" office:value="0.9333" calcext:value-type="percentage">
            <text:p>93,33%</text:p>
          </table:table-cell>
          <table:table-cell office:value-type="float" office:value="7566" calcext:value-type="float">
            <text:p>756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032" calcext:value-type="float">
            <text:p>8032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21" calcext:value-type="float">
            <text:p>77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07" calcext:value-type="float">
            <text:p>720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46" calcext:value-type="float">
            <text:p>7746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83" calcext:value-type="float">
            <text:p>778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812" calcext:value-type="float">
            <text:p>681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921" calcext:value-type="float">
            <text:p>49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677" calcext:value-type="float">
            <text:p>467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4204" calcext:value-type="float">
            <text:p>420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224" calcext:value-type="float">
            <text:p>722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785" calcext:value-type="float">
            <text:p>678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386" calcext:value-type="float">
            <text:p>53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515" calcext:value-type="float">
            <text:p>651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370" calcext:value-type="float">
            <text:p>637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5777" calcext:value-type="float">
            <text:p>57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703" calcext:value-type="float">
            <text:p>770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7443" calcext:value-type="float">
            <text:p>7443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6695" calcext:value-type="float">
            <text:p>6695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9027" calcext:value-type="float">
            <text:p>9027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8524" calcext:value-type="float">
            <text:p>8524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7770" calcext:value-type="float">
            <text:p>7770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11857" calcext:value-type="float">
            <text:p>11857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11260" calcext:value-type="float">
            <text:p>11260</text:p>
          </table:table-cell>
          <table:table-cell table:style-name="ce19" office:value-type="percentage" office:value="0.9667" calcext:value-type="percentage">
            <text:p>96,67%</text:p>
          </table:table-cell>
          <table:table-cell office:value-type="float" office:value="9259" calcext:value-type="float">
            <text:p>9259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80" calcext:value-type="float">
            <text:p>328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18" calcext:value-type="float">
            <text:p>311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814" calcext:value-type="float">
            <text:p>28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285" calcext:value-type="float">
            <text:p>3285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3190" calcext:value-type="float">
            <text:p>3190</text:p>
          </table:table-cell>
          <table:table-cell table:style-name="ce19" office:value-type="percentage" office:value="1" calcext:value-type="percentage">
            <text:p>100,00%</text:p>
          </table:table-cell>
          <table:table-cell office:value-type="float" office:value="2797" calcext:value-type="float">
            <text:p>27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211030" calcext:value-type="float">
            <text:p>211030</text:p>
          </table:table-cell>
          <table:table-cell table:style-name="ce20" table:formula="of:=AVERAGE([.E40:.E72])" office:value-type="percentage" office:value="0.996972727272727" calcext:value-type="percentage">
            <text:p>99,70%</text:p>
          </table:table-cell>
          <table:table-cell table:style-name="ce21" table:formula="of:=SUM([.F40:.F72])" office:value-type="float" office:value="206750" calcext:value-type="float">
            <text:p>206750</text:p>
          </table:table-cell>
          <table:table-cell table:style-name="ce20" table:formula="of:=AVERAGE([.G40:.G72])" office:value-type="percentage" office:value="0.994951515151515" calcext:value-type="percentage">
            <text:p>99,50%</text:p>
          </table:table-cell>
          <table:table-cell table:formula="of:=SUM([.H40:.H72])" office:value-type="float" office:value="201649" calcext:value-type="float">
            <text:p>201649</text:p>
          </table:table-cell>
          <table:table-cell table:formula="of:=AVERAGE([.I40:.I72])" office:value-type="percentage" office:value="0.97979696969697" calcext:value-type="percentage">
            <text:p>97,98%</text:p>
          </table:table-cell>
        </table:table-row>
        <table:table-row table:style-name="ro1" table:number-rows-repeated="104850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icles=200Nto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row table:style-name="ro3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6" table:number-rows-spanned="1">
            <text:p>ONE ISLAND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93" calcext:value-type="float">
            <text:p>4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72" calcext:value-type="float">
            <text:p>4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5" calcext:value-type="float">
            <text:p>40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61" calcext:value-type="float">
            <text:p>4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01" calcext:value-type="float">
            <text:p>43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60" calcext:value-type="float">
            <text:p>366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4" calcext:value-type="float">
            <text:p>40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9" calcext:value-type="float">
            <text:p>3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1" calcext:value-type="float">
            <text:p>30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3" calcext:value-type="float">
            <text:p>1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7" calcext:value-type="float">
            <text:p>1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0" calcext:value-type="float">
            <text:p>18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71" calcext:value-type="float">
            <text:p>22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2" calcext:value-type="float">
            <text:p>17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63" calcext:value-type="float">
            <text:p>28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63" calcext:value-type="float">
            <text:p>29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2" calcext:value-type="float">
            <text:p>201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7" calcext:value-type="float">
            <text:p>183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5" calcext:value-type="float">
            <text:p>18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7" calcext:value-type="float">
            <text:p>2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3" calcext:value-type="float">
            <text:p>2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4" calcext:value-type="float">
            <text:p>200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9" calcext:value-type="float">
            <text:p>4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3" calcext:value-type="float">
            <text:p>3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1" calcext:value-type="float">
            <text:p>33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3" calcext:value-type="float">
            <text:p>58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21" calcext:value-type="float">
            <text:p>5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42" calcext:value-type="float">
            <text:p>39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24" calcext:value-type="float">
            <text:p>105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64" calcext:value-type="float">
            <text:p>9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07" calcext:value-type="float">
            <text:p>64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82" calcext:value-type="float">
            <text:p>78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1" calcext:value-type="float">
            <text:p>70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98" calcext:value-type="float">
            <text:p>56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2" calcext:value-type="float">
            <text:p>29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47" calcext:value-type="float">
            <text:p>28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3" calcext:value-type="float">
            <text:p>24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8" calcext:value-type="float">
            <text:p>528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773" calcext:value-type="float">
            <text:p>477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153" calcext:value-type="float">
            <text:p>4153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9" calcext:value-type="float">
            <text:p>3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0" calcext:value-type="float">
            <text:p>34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3" calcext:value-type="float">
            <text:p>25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33" calcext:value-type="float">
            <text:p>8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64" calcext:value-type="float">
            <text:p>83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4" calcext:value-type="float">
            <text:p>77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01" calcext:value-type="float">
            <text:p>16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75" calcext:value-type="float">
            <text:p>166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77" calcext:value-type="float">
            <text:p>134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54" calcext:value-type="float">
            <text:p>86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827" calcext:value-type="float">
            <text:p>782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327" calcext:value-type="float">
            <text:p>3327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1" calcext:value-type="float">
            <text:p>77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85" calcext:value-type="float">
            <text:p>73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12" calcext:value-type="float">
            <text:p>4312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49" calcext:value-type="float">
            <text:p>73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8" calcext:value-type="float">
            <text:p>7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45" calcext:value-type="float">
            <text:p>5345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43" calcext:value-type="float">
            <text:p>45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2" calcext:value-type="float">
            <text:p>37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9" calcext:value-type="float">
            <text:p>67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69" calcext:value-type="float">
            <text:p>5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4" calcext:value-type="float">
            <text:p>33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3" calcext:value-type="float">
            <text:p>63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70" calcext:value-type="float">
            <text:p>6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72" calcext:value-type="float">
            <text:p>537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26" calcext:value-type="float">
            <text:p>75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29" calcext:value-type="float">
            <text:p>72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83" calcext:value-type="float">
            <text:p>63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89" calcext:value-type="float">
            <text:p>85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13" calcext:value-type="float">
            <text:p>8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8" calcext:value-type="float">
            <text:p>70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23" calcext:value-type="float">
            <text:p>1102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526" calcext:value-type="float">
            <text:p>1052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040" calcext:value-type="float">
            <text:p>80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8" calcext:value-type="float">
            <text:p>3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3" calcext:value-type="float">
            <text:p>3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4" calcext:value-type="float">
            <text:p>25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0" calcext:value-type="float">
            <text:p>3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7" calcext:value-type="float">
            <text:p>25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200049" calcext:value-type="float">
            <text:p>200049</text:p>
          </table:table-cell>
          <table:table-cell table:style-name="ce20" table:formula="of:=AVERAGE([.E3:.E35])" office:value-type="percentage" office:value="0.994951515151515" calcext:value-type="percentage">
            <text:p>99,50%</text:p>
          </table:table-cell>
          <table:table-cell table:style-name="ce21" table:formula="of:=SUM([.F3:.F35])" office:value-type="float" office:value="191889" calcext:value-type="float">
            <text:p>191889</text:p>
          </table:table-cell>
          <table:table-cell table:style-name="ce20" table:formula="of:=AVERAGE([.G3:.G35])" office:value-type="percentage" office:value="0.991918181818182" calcext:value-type="percentage">
            <text:p>99,19%</text:p>
          </table:table-cell>
          <table:table-cell table:style-name="ce21" table:formula="of:=SUM([.H3:.H35])" office:value-type="float" office:value="149328" calcext:value-type="float">
            <text:p>149328</text:p>
          </table:table-cell>
          <table:table-cell table:style-name="ce20" table:formula="of:=AVERAGE([.I3:.I35])" office:value-type="percentage" office:value="0.985860606060606" calcext:value-type="percentage">
            <text:p>98,59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6" table:number-rows-spanned="1">
            <text:p>TWO ISLANDS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5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5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2" calcext:value-type="float">
            <text:p>50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93" calcext:value-type="float">
            <text:p>4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09" calcext:value-type="float">
            <text:p>42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1" calcext:value-type="float">
            <text:p>4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17" calcext:value-type="float">
            <text:p>39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61" calcext:value-type="float">
            <text:p>42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6" calcext:value-type="float">
            <text:p>41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07" calcext:value-type="float">
            <text:p>33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2" calcext:value-type="float">
            <text:p>18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4" calcext:value-type="float">
            <text:p>18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1" calcext:value-type="float">
            <text:p>187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309" calcext:value-type="float">
            <text:p>23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36" calcext:value-type="float">
            <text:p>213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8" calcext:value-type="float">
            <text:p>18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1" calcext:value-type="float">
            <text:p>17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37" calcext:value-type="float">
            <text:p>323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184" calcext:value-type="float">
            <text:p>30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76" calcext:value-type="float">
            <text:p>2287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0" calcext:value-type="float">
            <text:p>19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2" calcext:value-type="float">
            <text:p>18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2" calcext:value-type="float">
            <text:p>23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9" calcext:value-type="float">
            <text:p>21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19" calcext:value-type="float">
            <text:p>4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0" calcext:value-type="float">
            <text:p>41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4" calcext:value-type="float">
            <text:p>35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47" calcext:value-type="float">
            <text:p>64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59" calcext:value-type="float">
            <text:p>59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53" calcext:value-type="float">
            <text:p>43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66" calcext:value-type="float">
            <text:p>111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3" calcext:value-type="float">
            <text:p>9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5" calcext:value-type="float">
            <text:p>70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0" calcext:value-type="float">
            <text:p>9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15" calcext:value-type="float">
            <text:p>83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81" calcext:value-type="float">
            <text:p>61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8" calcext:value-type="float">
            <text:p>30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00" calcext:value-type="float">
            <text:p>3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3" calcext:value-type="float">
            <text:p>25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6" calcext:value-type="float">
            <text:p>554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15" calcext:value-type="float">
            <text:p>521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362" calcext:value-type="float">
            <text:p>4362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2" calcext:value-type="float">
            <text:p>4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72" calcext:value-type="float">
            <text:p>38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0" calcext:value-type="float">
            <text:p>28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98" calcext:value-type="float">
            <text:p>93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68" calcext:value-type="float">
            <text:p>86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83" calcext:value-type="float">
            <text:p>78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13" calcext:value-type="float">
            <text:p>175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12" calcext:value-type="float">
            <text:p>16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19" calcext:value-type="float">
            <text:p>159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90" calcext:value-type="float">
            <text:p>86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79" calcext:value-type="float">
            <text:p>86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86" calcext:value-type="float">
            <text:p>5386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7" calcext:value-type="float">
            <text:p>8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9" calcext:value-type="float">
            <text:p>74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88" calcext:value-type="float">
            <text:p>6488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17" calcext:value-type="float">
            <text:p>77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25" calcext:value-type="float">
            <text:p>7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40" calcext:value-type="float">
            <text:p>64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69" calcext:value-type="float">
            <text:p>4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75" calcext:value-type="float">
            <text:p>47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0" calcext:value-type="float">
            <text:p>40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04" calcext:value-type="float">
            <text:p>7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8" calcext:value-type="float">
            <text:p>69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5" calcext:value-type="float">
            <text:p>46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89" calcext:value-type="float">
            <text:p>6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7" calcext:value-type="float">
            <text:p>62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2" calcext:value-type="float">
            <text:p>76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92" calcext:value-type="float">
            <text:p>72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7" calcext:value-type="float">
            <text:p>6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1" calcext:value-type="float">
            <text:p>8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89" calcext:value-type="float">
            <text:p>84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60" calcext:value-type="float">
            <text:p>766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81" calcext:value-type="float">
            <text:p>1148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1319" calcext:value-type="float">
            <text:p>1131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081" calcext:value-type="float">
            <text:p>90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2" calcext:value-type="float">
            <text:p>3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49" calcext:value-type="float">
            <text:p>3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3" calcext:value-type="float">
            <text:p>26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0" calcext:value-type="float">
            <text:p>32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82" calcext:value-type="float">
            <text:p>31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0" calcext:value-type="float">
            <text:p>27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212661" calcext:value-type="float">
            <text:p>212661</text:p>
          </table:table-cell>
          <table:table-cell table:style-name="ce20" table:formula="of:=AVERAGE([.E40:.E72])" office:value-type="percentage" office:value="0.995960606060606" calcext:value-type="percentage">
            <text:p>99,60%</text:p>
          </table:table-cell>
          <table:table-cell table:style-name="ce21" table:formula="of:=SUM([.F40:.F72])" office:value-type="float" office:value="202083" calcext:value-type="float">
            <text:p>202083</text:p>
          </table:table-cell>
          <table:table-cell table:style-name="ce20" table:formula="of:=AVERAGE([.G40:.G72])" office:value-type="percentage" office:value="0.991921212121212" calcext:value-type="percentage">
            <text:p>99,19%</text:p>
          </table:table-cell>
          <table:table-cell table:style-name="ce21" table:formula="of:=SUM([.H40:.H72])" office:value-type="float" office:value="167316" calcext:value-type="float">
            <text:p>167316</text:p>
          </table:table-cell>
          <table:table-cell table:style-name="ce20" table:formula="of:=AVERAGE([.I40:.I72])" office:value-type="percentage" office:value="0.988887878787879" calcext:value-type="percentage">
            <text:p>98,89%</text:p>
          </table:table-cell>
        </table:table-row>
      </table:table>
      <table:table table:name="Particles=200NtoN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19"/>
        <table:table-column table:style-name="co2" table:number-columns-repeated="1015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" office:value-type="string" calcext:value-type="string" table:number-columns-spanned="6" table:number-rows-spanned="1">
            <text:p>ONE ISLAND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 calls</text:p>
          </table:table-cell>
          <table:table-cell table:style-name="ce5" office:value-type="string" calcext:value-type="string">
            <text:p>t4 rate</text:p>
          </table:table-cell>
          <table:table-cell table:style-name="ce1" office:value-type="string" calcext:value-type="string">
            <text:p>t5 calls</text:p>
          </table:table-cell>
          <table:table-cell table:style-name="ce5" office:value-type="string" calcext:value-type="string">
            <text:p>t5 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33" calcext:value-type="float">
            <text:p>4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38" calcext:value-type="float">
            <text:p>3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02" calcext:value-type="float">
            <text:p>3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8" calcext:value-type="float">
            <text:p>34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6" calcext:value-type="float">
            <text:p>262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26" calcext:value-type="float">
            <text:p>34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7" calcext:value-type="float">
            <text:p>3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4" calcext:value-type="float">
            <text:p>18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6" calcext:value-type="float">
            <text:p>18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5" calcext:value-type="float">
            <text:p>21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66" calcext:value-type="float">
            <text:p>21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2" calcext:value-type="float">
            <text:p>2032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3" calcext:value-type="float">
            <text:p>18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9" calcext:value-type="float">
            <text:p>17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48" calcext:value-type="float">
            <text:p>212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39" calcext:value-type="float">
            <text:p>210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51" calcext:value-type="float">
            <text:p>239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9" calcext:value-type="float">
            <text:p>1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6" calcext:value-type="float">
            <text:p>1826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5" calcext:value-type="float">
            <text:p>1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2" calcext:value-type="float">
            <text:p>22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0" calcext:value-type="float">
            <text:p>2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0" calcext:value-type="float">
            <text:p>201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03" calcext:value-type="float">
            <text:p>35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3" calcext:value-type="float">
            <text:p>2413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4" calcext:value-type="float">
            <text:p>41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1" calcext:value-type="float">
            <text:p>34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7" calcext:value-type="float">
            <text:p>247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96" calcext:value-type="float">
            <text:p>74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3" calcext:value-type="float">
            <text:p>59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01" calcext:value-type="float">
            <text:p>340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19" calcext:value-type="float">
            <text:p>50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51" calcext:value-type="float">
            <text:p>4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32" calcext:value-type="float">
            <text:p>313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4" calcext:value-type="float">
            <text:p>27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0" calcext:value-type="float">
            <text:p>25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3" calcext:value-type="float">
            <text:p>219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98" calcext:value-type="float">
            <text:p>4098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653" calcext:value-type="float">
            <text:p>3653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826" calcext:value-type="float">
            <text:p>2826</text:p>
          </table:table-cell>
          <table:table-cell office:value-type="percentage" office:value="0.5" calcext:value-type="percentage">
            <text:p>5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3" calcext:value-type="float">
            <text:p>31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4" calcext:value-type="float">
            <text:p>28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0" calcext:value-type="float">
            <text:p>2220</text:p>
          </table:table-cell>
          <table:table-cell office:value-type="percentage" office:value="0.8" calcext:value-type="percentage">
            <text:p>8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77" calcext:value-type="float">
            <text:p>72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00" calcext:value-type="float">
            <text:p>63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2" calcext:value-type="float">
            <text:p>7642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41" calcext:value-type="float">
            <text:p>13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4" calcext:value-type="float">
            <text:p>180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817" calcext:value-type="float">
            <text:p>218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06" calcext:value-type="float">
            <text:p>6006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321" calcext:value-type="float">
            <text:p>5321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4021" calcext:value-type="float">
            <text:p>4021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5" calcext:value-type="float">
            <text:p>573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290" calcext:value-type="float">
            <text:p>529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3948" calcext:value-type="float">
            <text:p>3948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47" calcext:value-type="float">
            <text:p>574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468" calcext:value-type="float">
            <text:p>54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669" calcext:value-type="float">
            <text:p>3669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21" calcext:value-type="float">
            <text:p>39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9" calcext:value-type="float">
            <text:p>35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69" calcext:value-type="float">
            <text:p>27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08" calcext:value-type="float">
            <text:p>55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73" calcext:value-type="float">
            <text:p>47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4" calcext:value-type="float">
            <text:p>322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24" calcext:value-type="float">
            <text:p>49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98" calcext:value-type="float">
            <text:p>4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3" calcext:value-type="float">
            <text:p>3493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30" calcext:value-type="float">
            <text:p>56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77" calcext:value-type="float">
            <text:p>50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312" calcext:value-type="float">
            <text:p>4312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6" calcext:value-type="float">
            <text:p>620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602" calcext:value-type="float">
            <text:p>560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99" calcext:value-type="float">
            <text:p>4699</text:p>
          </table:table-cell>
          <table:table-cell office:value-type="percentage" office:value="0.4" calcext:value-type="percentage">
            <text:p>4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93" calcext:value-type="float">
            <text:p>8293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7504" calcext:value-type="float">
            <text:p>7504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5050" calcext:value-type="float">
            <text:p>5050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7" calcext:value-type="float">
            <text:p>2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4" calcext:value-type="float">
            <text:p>26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6" calcext:value-type="float">
            <text:p>2196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36" calcext:value-type="float">
            <text:p>2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72" calcext:value-type="float">
            <text:p>2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8" calcext:value-type="float">
            <text:p>219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2">
          <table:table-cell table:style-name="ce16"/>
          <table:table-cell table:style-name="ce16" table:formula="of:=SUM([.B3:.B35])" office:value-type="float" office:value="298267" calcext:value-type="float">
            <text:p>298267</text:p>
          </table:table-cell>
          <table:table-cell table:style-name="ce20" table:formula="of:=AVERAGE([.C3:.C35])" office:value-type="percentage" office:value="1" calcext:value-type="percentage">
            <text:p>100,00%</text:p>
          </table:table-cell>
          <table:table-cell table:style-name="ce21" table:formula="of:=SUM([.D3:.D35])" office:value-type="float" office:value="158745" calcext:value-type="float">
            <text:p>158745</text:p>
          </table:table-cell>
          <table:table-cell table:style-name="ce20" table:formula="of:=AVERAGE([.E3:.E35])" office:value-type="percentage" office:value="0.956566666666667" calcext:value-type="percentage">
            <text:p>95,66%</text:p>
          </table:table-cell>
          <table:table-cell table:style-name="ce21" table:formula="of:=SUM([.F3:.F35])" office:value-type="float" office:value="150927" calcext:value-type="float">
            <text:p>150927</text:p>
          </table:table-cell>
          <table:table-cell table:style-name="ce20" table:formula="of:=AVERAGE([.G3:.G35])" office:value-type="percentage" office:value="0.954548484848485" calcext:value-type="percentage">
            <text:p>95,45%</text:p>
          </table:table-cell>
          <table:table-cell table:style-name="ce21" table:formula="of:=SUM([.H3:.H35])" office:value-type="float" office:value="136194" calcext:value-type="float">
            <text:p>136194</text:p>
          </table:table-cell>
          <table:table-cell table:style-name="ce20" table:formula="of:=AVERAGE([.I3:.I35])" office:value-type="percentage" office:value="0.875757575757576" calcext:value-type="percentage">
            <text:p>87,58%</text:p>
          </table:table-cell>
          <table:table-cell table:style-name="ce16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1" table:number-columns-repeated="2"/>
          <table:table-cell table:style-name="ce5"/>
          <table:table-cell table:style-name="ce22" office:value-type="string" calcext:value-type="string" table:number-columns-spanned="6" table:number-rows-spanned="1">
            <text:p>TWO ISLANDS DECIDE</text:p>
          </table:table-cell>
          <table:covered-table-cell table:style-name="ce5"/>
          <table:covered-table-cell table:style-name="ce1"/>
          <table:covered-table-cell table:style-name="ce5"/>
          <table:covered-table-cell table:style-name="ce1"/>
          <table:covered-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5" office:value-type="string" calcext:value-type="string">
            <text:p>T1_RATE</text:p>
          </table:table-cell>
          <table:table-cell table:style-name="ce1" office:value-type="string" calcext:value-type="string">
            <text:p>t4 calls</text:p>
          </table:table-cell>
          <table:table-cell table:style-name="ce5" office:value-type="string" calcext:value-type="string">
            <text:p>t4 rate</text:p>
          </table:table-cell>
          <table:table-cell table:style-name="ce1" office:value-type="string" calcext:value-type="string">
            <text:p>t5 calls</text:p>
          </table:table-cell>
          <table:table-cell table:style-name="ce5" office:value-type="string" calcext:value-type="string">
            <text:p>t5 rate</text:p>
          </table:table-cell>
          <table:table-cell table:style-name="ce1" office:value-type="string" calcext:value-type="string">
            <text:p>t10 calls</text:p>
          </table:table-cell>
          <table:table-cell table:style-name="ce5" office:value-type="string" calcext:value-type="string">
            <text:p>t10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7" calcext:value-type="float">
            <text:p>4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8" calcext:value-type="float">
            <text:p>37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92" calcext:value-type="float">
            <text:p>2792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74" calcext:value-type="float">
            <text:p>3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07" calcext:value-type="float">
            <text:p>35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1" calcext:value-type="float">
            <text:p>269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5" calcext:value-type="float">
            <text:p>3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27" calcext:value-type="float">
            <text:p>3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2" calcext:value-type="float">
            <text:p>23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7" calcext:value-type="float">
            <text:p>1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3" calcext:value-type="float">
            <text:p>187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5" calcext:value-type="float">
            <text:p>22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5" calcext:value-type="float">
            <text:p>22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0" calcext:value-type="float">
            <text:p>203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9" calcext:value-type="float">
            <text:p>17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167" calcext:value-type="float">
            <text:p>211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47" calcext:value-type="float">
            <text:p>21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17" calcext:value-type="float">
            <text:p>191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4" calcext:value-type="float">
            <text:p>18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6" calcext:value-type="float">
            <text:p>1836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0" calcext:value-type="float">
            <text:p>1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3" calcext:value-type="float">
            <text:p>19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9" calcext:value-type="float">
            <text:p>22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8" calcext:value-type="float">
            <text:p>22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" calcext:value-type="float">
            <text:p>201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7" calcext:value-type="float">
            <text:p>35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5" calcext:value-type="float">
            <text:p>32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5" calcext:value-type="float">
            <text:p>2445</text:p>
          </table:table-cell>
          <table:table-cell office:value-type="percentage" office:value="0.8" calcext:value-type="percentage">
            <text:p>8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61" calcext:value-type="float">
            <text:p>41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77" calcext:value-type="float">
            <text:p>35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21" calcext:value-type="float">
            <text:p>25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98" calcext:value-type="float">
            <text:p>7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1" calcext:value-type="float">
            <text:p>63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4" calcext:value-type="float">
            <text:p>33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99" calcext:value-type="float">
            <text:p>5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69" calcext:value-type="float">
            <text:p>44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35" calcext:value-type="float">
            <text:p>31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5" calcext:value-type="float">
            <text:p>2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0" calcext:value-type="float">
            <text:p>26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69" calcext:value-type="float">
            <text:p>4169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3740" calcext:value-type="float">
            <text:p>374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834" calcext:value-type="float">
            <text:p>2834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6" calcext:value-type="float">
            <text:p>3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12" calcext:value-type="float">
            <text:p>30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0" calcext:value-type="float">
            <text:p>2220</text:p>
          </table:table-cell>
          <table:table-cell office:value-type="percentage" office:value="0.9" calcext:value-type="percentage">
            <text:p>9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12" calcext:value-type="float">
            <text:p>69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34" calcext:value-type="float">
            <text:p>67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84" calcext:value-type="float">
            <text:p>70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67" calcext:value-type="float">
            <text:p>17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77" calcext:value-type="float">
            <text:p>174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72" calcext:value-type="float">
            <text:p>19272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4" calcext:value-type="float">
            <text:p>64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570" calcext:value-type="float">
            <text:p>557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4456" calcext:value-type="float">
            <text:p>4456</text:p>
          </table:table-cell>
          <table:table-cell office:value-type="percentage" office:value="0.7" calcext:value-type="percentage">
            <text:p>7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64" calcext:value-type="float">
            <text:p>586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130" calcext:value-type="float">
            <text:p>513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4493" calcext:value-type="float">
            <text:p>4493</text:p>
          </table:table-cell>
          <table:table-cell office:value-type="percentage" office:value="0.8" calcext:value-type="percentage">
            <text:p>8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89" calcext:value-type="float">
            <text:p>568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071" calcext:value-type="float">
            <text:p>507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3916" calcext:value-type="float">
            <text:p>3916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3" calcext:value-type="float">
            <text:p>40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96" calcext:value-type="float">
            <text:p>279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69" calcext:value-type="float">
            <text:p>55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10" calcext:value-type="float">
            <text:p>491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341" calcext:value-type="float">
            <text:p>334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21" calcext:value-type="float">
            <text:p>49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3" calcext:value-type="float">
            <text:p>45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09" calcext:value-type="float">
            <text:p>3609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61" calcext:value-type="float">
            <text:p>566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983" calcext:value-type="float">
            <text:p>498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179" calcext:value-type="float">
            <text:p>4179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6" calcext:value-type="float">
            <text:p>634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522" calcext:value-type="float">
            <text:p>4522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76" calcext:value-type="float">
            <text:p>7976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7438" calcext:value-type="float">
            <text:p>7438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5200" calcext:value-type="float">
            <text:p>5200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9" calcext:value-type="float">
            <text:p>29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52" calcext:value-type="float">
            <text:p>2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0" calcext:value-type="float">
            <text:p>221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01" calcext:value-type="float">
            <text:p>30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1" calcext:value-type="float">
            <text:p>26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7" calcext:value-type="float">
            <text:p>210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2">
          <table:table-cell table:style-name="ce16"/>
          <table:table-cell table:style-name="ce16" table:formula="of:=SUM([.B40:.B72])" office:value-type="float" office:value="298267" calcext:value-type="float">
            <text:p>298267</text:p>
          </table:table-cell>
          <table:table-cell table:style-name="ce20" table:formula="of:=AVERAGE([.C40:.C72])" office:value-type="percentage" office:value="1" calcext:value-type="percentage">
            <text:p>100,00%</text:p>
          </table:table-cell>
          <table:table-cell table:style-name="ce21" table:formula="of:=SUM([.D40:.D72])" office:value-type="float" office:value="163440" calcext:value-type="float">
            <text:p>163440</text:p>
          </table:table-cell>
          <table:table-cell table:style-name="ce20" table:formula="of:=AVERAGE([.E40:.E72])" office:value-type="percentage" office:value="0.957575757575758" calcext:value-type="percentage">
            <text:p>95,76%</text:p>
          </table:table-cell>
          <table:table-cell table:style-name="ce21" table:formula="of:=SUM([.F40:.F72])" office:value-type="float" office:value="153178" calcext:value-type="float">
            <text:p>153178</text:p>
          </table:table-cell>
          <table:table-cell table:style-name="ce20" table:formula="of:=AVERAGE([.G40:.G72])" office:value-type="percentage" office:value="0.956566666666667" calcext:value-type="percentage">
            <text:p>95,66%</text:p>
          </table:table-cell>
          <table:table-cell table:style-name="ce21" table:formula="of:=SUM([.H40:.H72])" office:value-type="float" office:value="129683" calcext:value-type="float">
            <text:p>129683</text:p>
          </table:table-cell>
          <table:table-cell table:style-name="ce20" table:formula="of:=AVERAGE([.I40:.I72])" office:value-type="percentage" office:value="0.913133333333333" calcext:value-type="percentage">
            <text:p>91,31%</text:p>
          </table:table-cell>
          <table:table-cell table:style-name="ce1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ICLES=20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LE_D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9"/>
        <table:table-column table:style-name="co3" table:default-cell-style-name="Default"/>
        <table:table-column table:style-name="co2" table:default-cell-style-name="ce19"/>
        <table:table-column table:style-name="co4" table:default-cell-style-name="Default"/>
        <table:table-column table:style-name="co2" table:default-cell-style-name="ce19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 CALLS</text:p>
          </table:table-cell>
          <table:table-cell table:style-name="ce5" office:value-type="string" calcext:value-type="string">
            <text:p>DE RATE</text:p>
          </table:table-cell>
          <table:table-cell table:style-name="ce1" office:value-type="string" calcext:value-type="string">
            <text:p>DERL CALLS</text:p>
          </table:table-cell>
          <table:table-cell table:style-name="ce5" office:value-type="string" calcext:value-type="string">
            <text:p>DERL RATE</text:p>
          </table:table-cell>
          <table:table-cell table:style-name="ce1" office:value-type="string" calcext:value-type="string">
            <text:p>DELB CALLS</text:p>
          </table:table-cell>
          <table:table-cell table:style-name="ce5" office:value-type="string" calcext:value-type="string">
            <text:p>DELB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516" calcext:value-type="float">
            <text:p>55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1" calcext:value-type="float">
            <text:p>28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9" calcext:value-type="float">
            <text:p>53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555" calcext:value-type="float">
            <text:p>55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5" calcext:value-type="float">
            <text:p>28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05" calcext:value-type="float">
            <text:p>54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656" calcext:value-type="float">
            <text:p>56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57" calcext:value-type="float">
            <text:p>28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30" calcext:value-type="float">
            <text:p>48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88396" calcext:value-type="float">
            <text:p>883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161" calcext:value-type="float">
            <text:p>661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60" calcext:value-type="float">
            <text:p>5846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9107" calcext:value-type="float">
            <text:p>91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6" calcext:value-type="float">
            <text:p>38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14" calcext:value-type="float">
            <text:p>60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87657" calcext:value-type="float">
            <text:p>876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722" calcext:value-type="float">
            <text:p>557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014" calcext:value-type="float">
            <text:p>490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7879" calcext:value-type="float">
            <text:p>78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25" calcext:value-type="float">
            <text:p>72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34" calcext:value-type="float">
            <text:p>14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33371" calcext:value-type="float">
            <text:p>333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5" calcext:value-type="float">
            <text:p>9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90" calcext:value-type="float">
            <text:p>398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027" calcext:value-type="float">
            <text:p>6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42" calcext:value-type="float">
            <text:p>41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6194" calcext:value-type="float">
            <text:p>261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17" calcext:value-type="float">
            <text:p>251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40" calcext:value-type="float">
            <text:p>117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6497" calcext:value-type="float">
            <text:p>26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31" calcext:value-type="float">
            <text:p>278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6" calcext:value-type="float">
            <text:p>1834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3800" calcext:value-type="float">
            <text:p>3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3" calcext:value-type="float">
            <text:p>19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06" calcext:value-type="float">
            <text:p>37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6206" calcext:value-type="float">
            <text:p>62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01" calcext:value-type="float">
            <text:p>29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7" calcext:value-type="float">
            <text:p>502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6365" calcext:value-type="float">
            <text:p>63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5" calcext:value-type="float">
            <text:p>3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65" calcext:value-type="float">
            <text:p>616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82933" calcext:value-type="float">
            <text:p>82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496" calcext:value-type="float">
            <text:p>1114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592" calcext:value-type="float">
            <text:p>445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18" calcext:value-type="float">
            <text:p>241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694" calcext:value-type="float">
            <text:p>616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557" calcext:value-type="float">
            <text:p>4655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8470" calcext:value-type="float">
            <text:p>18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23" calcext:value-type="float">
            <text:p>71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12" calcext:value-type="float">
            <text:p>122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4655" calcext:value-type="float">
            <text:p>46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5" calcext:value-type="float">
            <text:p>22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4" calcext:value-type="float">
            <text:p>412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5488" calcext:value-type="float">
            <text:p>15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43" calcext:value-type="float">
            <text:p>534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215" calcext:value-type="float">
            <text:p>7215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6362" calcext:value-type="float">
            <text:p>63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2" calcext:value-type="float">
            <text:p>31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04" calcext:value-type="float">
            <text:p>570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857" calcext:value-type="float">
            <text:p>168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79" calcext:value-type="float">
            <text:p>66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11" calcext:value-type="float">
            <text:p>104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6445" calcext:value-type="float">
            <text:p>56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98" calcext:value-type="float">
            <text:p>171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39" calcext:value-type="float">
            <text:p>229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3079" calcext:value-type="float">
            <text:p>130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24" calcext:value-type="float">
            <text:p>522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167" calcext:value-type="float">
            <text:p>816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2409" calcext:value-type="float">
            <text:p>124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94" calcext:value-type="float">
            <text:p>499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093" calcext:value-type="float">
            <text:p>80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3238" calcext:value-type="float">
            <text:p>13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40" calcext:value-type="float">
            <text:p>52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22" calcext:value-type="float">
            <text:p>882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977" calcext:value-type="float">
            <text:p>89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28" calcext:value-type="float">
            <text:p>3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52" calcext:value-type="float">
            <text:p>60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8871" calcext:value-type="float">
            <text:p>288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8" calcext:value-type="float">
            <text:p>93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57" calcext:value-type="float">
            <text:p>1015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764" calcext:value-type="float">
            <text:p>10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29" calcext:value-type="float">
            <text:p>45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31" calcext:value-type="float">
            <text:p>73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5568" calcext:value-type="float">
            <text:p>155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17" calcext:value-type="float">
            <text:p>59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69" calcext:value-type="float">
            <text:p>896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185" calcext:value-type="float">
            <text:p>211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13" calcext:value-type="float">
            <text:p>76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48" calcext:value-type="float">
            <text:p>1064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8411" calcext:value-type="float">
            <text:p>284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92" calcext:value-type="float">
            <text:p>94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52" calcext:value-type="float">
            <text:p>122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4965" calcext:value-type="float">
            <text:p>49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58" calcext:value-type="float">
            <text:p>27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93" calcext:value-type="float">
            <text:p>46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5123" calcext:value-type="float">
            <text:p>51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8" calcext:value-type="float">
            <text:p>2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53" calcext:value-type="float">
            <text:p>51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6"/>
          <table:table-cell table:style-name="ce16" table:formula="of:=SUM([.B2:.B34])" office:value-type="float" office:value="706144" calcext:value-type="float">
            <text:p>706144</text:p>
          </table:table-cell>
          <table:table-cell table:style-name="ce20" table:formula="of:=AVERAGE([.C2:.C34])" office:value-type="percentage" office:value="1" calcext:value-type="percentage">
            <text:p>100,00%</text:p>
          </table:table-cell>
          <table:table-cell table:style-name="ce16" table:formula="of:=SUM([.D2:.D34])" office:value-type="float" office:value="491178" calcext:value-type="float">
            <text:p>491178</text:p>
          </table:table-cell>
          <table:table-cell table:style-name="ce20" table:formula="of:=AVERAGE([.E2:.E34])" office:value-type="percentage" office:value="0.992930303030303" calcext:value-type="percentage">
            <text:p>99,29%</text:p>
          </table:table-cell>
          <table:table-cell table:style-name="ce16" table:formula="of:=SUM([.F2:.F34])" office:value-type="float" office:value="477083" calcext:value-type="float">
            <text:p>477083</text:p>
          </table:table-cell>
          <table:table-cell table:style-name="ce20" table:formula="of:=AVERAGE([.G2:.G34])" office:value-type="percentage" office:value="0.997978787878788" calcext:value-type="percentage">
            <text:p>99,8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7:30:34.281101254</meta:creation-date>
    <dc:date>2023-01-02T20:47:41.303277246</dc:date>
    <meta:editing-duration>PT10H33M3S</meta:editing-duration>
    <meta:editing-cycles>494</meta:editing-cycles>
    <meta:generator>LibreOffice/7.3.7.2$Linux_X86_64 LibreOffice_project/30$Build-2</meta:generator>
    <meta:document-statistic meta:table-count="5" meta:cell-count="3182" meta:object-count="0"/>
  </office:meta>
</office:document-meta>
</file>